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float" office:value="293.15" calcext:value-type="float">
            <text:p>29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101325" calcext:value-type="float">
            <text:p>101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7.053" calcext:value-type="float">
            <text:p>287.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381" calcext:value-type="float">
            <text:p>0.03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inematic visocity</text:p>
          </table:table-cell>
          <table:table-cell table:formula="of:=(0.0000037291 + 0.000000049944 * [.B1])/[.B10]" office:value-type="float" office:value="0.0000152562878079019" calcext:value-type="float">
            <text:p>1.5256287807901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 speed</text:p>
          </table:table-cell>
          <table:table-cell table:formula="of:=165.77+0.606*[.B1]" office:value-type="float" office:value="343.4189" calcext:value-type="float">
            <text:p>343.4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sity</text:p>
          </table:table-cell>
          <table:table-cell table:formula="of:=[.B2]/[.B3]/[.B1]" office:value-type="float" office:value="1.20410573209593" calcext:value-type="float">
            <text:p>1.2041057320959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4]*[.B9]*[.B5]/[.B8]" office:value-type="float" office:value="5402397.82034727" calcext:value-type="float">
            <text:p>5402397.82034727</text:p>
          </table:table-cell>
          <table:table-cell office:value-type="string" calcext:value-type="string">
            <text:p>divided by 100 to make length in metres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f</text:p>
          </table:table-cell>
          <table:table-cell table:formula="of:=1/(1.5*LN([.B12])-5.6)^2" office:value-type="float" office:value="0.00320875731129316" calcext:value-type="float">
            <text:p>0.003208757311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1-0.1*[.B4]^2" office:value-type="float" office:value="0.991" calcext:value-type="float">
            <text:p>0.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table:formula="of:=[.B16]*[.B17]" office:value-type="float" office:value="0.00317987849549152" calcext:value-type="float">
            <text:p>0.003179878495492</text:p>
          </table:table-cell>
          <table:table-cell/>
          <table:table-cell table:formula="of:=[.B18]*[.B24]" office:value-type="float" office:value="0.000637986090741737" calcext:value-type="float">
            <text:p>0.000637986090742</text:p>
          </table:table-cell>
          <table:table-cell table:formula="of:=[.D18]*[.$B$28]/[.$B$25]" office:value-type="float" office:value="0.146572407524849" calcext:value-type="float">
            <text:p>0.1465724075248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oughness correction</text:p>
          </table:table-cell>
          <table:table-cell table:formula="of:=1-0.1*[.B4]^2" office:value-type="float" office:value="0.991" calcext:value-type="float">
            <text:p>0.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ghness limited</text:p>
          </table:table-cell>
          <table:table-cell table:formula="of:=0.032*(20/[.B5])^0.2 *[.B20]" office:value-type="float" office:value="0.0603686737045579" calcext:value-type="float">
            <text:p>0.060368673704558</text:p>
          </table:table-cell>
          <table:table-cell/>
          <table:table-cell table:formula="of:=[.B21]*[.B24]" office:value-type="float" office:value="0.0121119011920238" calcext:value-type="float">
            <text:p>0.012111901192024</text:p>
          </table:table-cell>
          <table:table-cell table:formula="of:=[.D21]*[.B28]/[.B25]" office:value-type="float" office:value="2.78261633471357" calcext:value-type="float">
            <text:p>2.7826163347135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etArea</text:p>
          </table:table-cell>
          <table:table-cell table:formula="of:=2*PI()*[.B6]^2+2*[.B6]*[.B5]*PI()" office:value-type="float" office:value="0.200632222786589" calcext:value-type="float">
            <text:p>0.200632222786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ref</text:p>
          </table:table-cell>
          <table:table-cell table:style-name="ce1" table:formula="of:=0.00456" office:value-type="float" office:value="0.00456" calcext:value-type="float">
            <text:p>4.56E-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table:formula="of:=[.B5]/[.B6]" office:value-type="float" office:value="20.997375328084" calcext:value-type="float">
            <text:p>20.997375328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</text:p>
          </table:table-cell>
          <table:table-cell table:formula="of:=1+2*[.B6]/2/[.B5]" office:value-type="float" office:value="1.047625" calcext:value-type="float">
            <text:p>1.0476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21:26:17.144775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22:18.287005719</meta:creation-date>
    <dc:date>2019-10-23T21:29:06.889048912</dc:date>
    <meta:editing-duration>PT23M</meta:editing-duration>
    <meta:editing-cycles>5</meta:editing-cycles>
    <meta:generator>LibreOffice/6.0.7.3$Linux_X86_64 LibreOffice_project/00m0$Build-3</meta:generator>
    <meta:document-statistic meta:table-count="1" meta:cell-count="43" meta:object-count="0"/>
  </office:meta>
</office:document-meta>
</file>